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A4D63FD35B818F40.png" manifest:media-type="image/png"/>
  <manifest:file-entry manifest:full-path="Pictures/1000000000000500000002D060560BB74891126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60560BB748911262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O único caminho para Deus</text:span></text:p>
            <text:p text:style-name="P3"><text:span text:style-name="T2">(João 14.1-14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19:12.961000000</dc:date>
    <meta:editing-duration>PT2H27M29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